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</style:style>
    <style:style style:name="gr2" style:family="graphic" style:parent-style-name="standard">
      <style:graphic-properties draw:stroke="none" svg:stroke-color="#000000" draw:fill="none" draw:fill-color="#ffffff" fo:min-height="0.39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standard">
      <style:graphic-properties draw:textarea-vertical-align="to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3" style:family="graphic" style:parent-style-name="standard">
      <style:graphic-properties draw:stroke="none" svg:stroke-color="#000000" draw:fill="none" draw:fill-color="#ffffff" fo:min-height="0.952cm"/>
    </style:style>
    <style:style style:name="gr14" style:family="graphic" style:parent-style-name="standard">
      <style:graphic-properties draw:stroke="none" svg:stroke-color="#000000" draw:fill="none" draw:fill-color="#ffffff" fo:min-height="1.183cm"/>
    </style:style>
    <style:style style:name="gr15" style:family="graphic" style:parent-style-name="standard">
      <style:graphic-properties draw:stroke="none" svg:stroke-color="#000000" draw:fill="none" draw:fill-color="#ffffff" fo:min-height="0.375cm"/>
    </style:style>
    <style:style style:name="gr16" style:family="graphic" style:parent-style-name="standard">
      <style:graphic-properties draw:stroke="none" svg:stroke-color="#000000" draw:fill="none" draw:fill-color="#ffffff" fo:min-height="5.074cm"/>
    </style:style>
    <style:style style:name="gr17" style:family="graphic" style:parent-style-name="standard">
      <style:graphic-properties draw:stroke="none" svg:stroke-color="#000000" draw:fill="none" draw:fill-color="#ffffff" fo:min-height="2.544cm"/>
    </style:style>
    <style:style style:name="gr18" style:family="graphic" style:parent-style-name="standard">
      <style:graphic-properties draw:stroke="none" svg:stroke-color="#000000" draw:fill="none" draw:fill-color="#ffffff" fo:min-height="0.385cm"/>
    </style:style>
    <style:style style:name="gr19" style:family="graphic" style:parent-style-name="standard">
      <style:graphic-properties draw:stroke="none" svg:stroke-color="#000000" draw:fill="none" draw:fill-color="#ffffff" fo:min-height="0.014cm"/>
    </style:style>
    <style:style style:name="gr20" style:family="graphic" style:parent-style-name="standard">
      <style:graphic-properties draw:stroke="none" svg:stroke-color="#000000" draw:fill="none" draw:fill-color="#ffffff" fo:min-height="0.131cm"/>
    </style:style>
    <style:style style:name="gr21" style:family="graphic" style:parent-style-name="standard">
      <style:graphic-properties draw:fill-color="#c0c0c0" draw:textarea-vertical-align="middle"/>
    </style:style>
    <style:style style:name="gr22" style:family="graphic" style:parent-style-name="standard">
      <style:graphic-properties draw:stroke="dash" draw:stroke-dash="Fine_20_Dashed" svg:stroke-color="#4c4c4c" draw:fill="none" fo:min-height="3.556cm"/>
    </style:style>
    <style:style style:name="gr23" style:family="graphic" style:parent-style-name="standard">
      <style:graphic-properties draw:stroke="none" draw:fill="none" fo:min-height="0.893cm"/>
    </style:style>
    <style:style style:name="gr24" style:family="graphic" style:parent-style-name="standard">
      <style:graphic-properties draw:stroke="dash" draw:stroke-dash="Fine_20_Dashed" svg:stroke-color="#4c4c4c" draw:fill="none" fo:min-height="6.7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26" style:family="graphic" style:parent-style-name="standard">
      <style:graphic-properties draw:stroke="dash" draw:stroke-dash="Ultrafine_20_Dashed" draw:fill="none" fo:min-height="8.259cm"/>
    </style:style>
    <style:style style:name="gr27" style:family="graphic" style:parent-style-name="standard">
      <style:graphic-properties draw:stroke="dash" draw:stroke-dash="Ultrafine_20_Dashed" draw:fill="none" fo:min-height="4.7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text-properties fo:font-size="12pt" fo:font-weight="bold" style:font-size-asian="12pt" style:font-size-complex="12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text-properties fo:font-size="10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text-properties fo:font-weight="bold"/>
    </style:style>
    <style:style style:name="P11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2" draw:id="id42" draw:layer="layout" svg:width="3.556cm" svg:height="1.039cm" svg:x="2.27cm" svg:y="6.184cm">
          <draw:text-box>
            <text:p><text:span text:style-name="T1">gpsTime_arg[63:0]</text:span></text:p>
          </draw:text-box>
        </draw:frame>
        <draw:frame draw:style-name="gr2" draw:text-style-name="P1" xml:id="id38" draw:id="id38" draw:layer="layout" svg:width="3.302cm" svg:height="0.645cm" svg:x="2.27cm" svg:y="8.874cm">
          <draw:text-box>
            <text:p><text:span text:style-name="T1">CLK_sys0_clk</text:span></text:p>
          </draw:text-box>
        </draw:frame>
        <draw:rect draw:style-name="gr3" draw:text-style-name="P3" xml:id="id3" draw:id="id3" draw:layer="layout" svg:width="1.27cm" svg:height="1.27cm" svg:x="19.796cm" svg:y="5.826cm">
          <draw:glue-point draw:id="4" svg:x="-5.007cm" svg:y="-1.574cm"/>
          <draw:glue-point draw:id="5" svg:x="-5.007cm" svg:y="3.425cm"/>
          <text:p text:style-name="P2"><text:span text:style-name="T1">Mux</text:span></text:p>
        </draw:rect>
        <draw:rect draw:style-name="gr3" draw:text-style-name="P3" xml:id="id2" draw:id="id2" draw:layer="layout" svg:width="1.27cm" svg:height="1.27cm" svg:x="15.986cm" svg:y="5.826cm">
          <draw:glue-point draw:id="4" svg:x="-3cm" svg:y="5cm"/>
          <draw:glue-point draw:id="5" svg:x="2cm" svg:y="5cm"/>
          <text:p text:style-name="P2"><text:span text:style-name="T1">z^-1</text:span></text:p>
        </draw:rect>
        <draw:connector draw:style-name="gr4" draw:text-style-name="P2" draw:layer="layout" draw:type="curve" svg:x1="11.16cm" svg:y1="6.842cm" svg:x2="15.986cm" svg:y2="6.461cm" draw:start-shape="id1" draw:start-glue-point="1" draw:end-shape="id2" svg:d="M11160 6842c3619 0 1207-381 4826-381">
          <text:p text:style-name="P2">[63:0]</text:p>
        </draw:connector>
        <draw:connector draw:style-name="gr4" draw:text-style-name="P2" draw:layer="layout" draw:type="curve" svg:x1="17.256cm" svg:y1="6.461cm" svg:x2="19.796cm" svg:y2="6.895cm" draw:start-shape="id2" draw:start-glue-point="1" draw:end-shape="id3" draw:end-glue-point="5" svg:d="M17256 6461c1905 0 635 434 2540 434">
          <text:p text:style-name="P2">[66:0]</text:p>
        </draw:connector>
        <draw:frame draw:style-name="gr5" draw:text-style-name="P5" draw:layer="layout" svg:width="22.606cm" svg:height="1.673cm" svg:x="1cm" svg:y="1cm">
          <draw:text-box>
            <text:p text:style-name="P4"><text:span text:style-name="T2">mkTimerClient.v</text:span></text:p>
          </draw:text-box>
        </draw:frame>
        <draw:connector draw:style-name="gr6" draw:text-style-name="P2" draw:layer="layout" draw:type="curve" svg:x1="21.066cm" svg:y1="6.461cm" svg:x2="23.86cm" svg:y2="6.472cm" draw:start-shape="id3" draw:start-glue-point="1" draw:end-shape="id4" draw:end-glue-point="3" svg:d="M21066 6461c2097 0 700 11 2794 11">
          <text:p/>
        </draw:connector>
        <draw:frame draw:style-name="gr2" draw:text-style-name="P1" xml:id="id33" draw:id="id33" draw:layer="layout" svg:width="3.302cm" svg:height="0.645cm" svg:x="2.27cm" svg:y="4.165cm">
          <draw:text-box>
            <text:p><text:span text:style-name="T1">RST_N_sys0_rst</text:span></text:p>
          </draw:text-box>
        </draw:frame>
        <draw:frame draw:style-name="gr2" draw:text-style-name="P1" xml:id="id35" draw:id="id35" draw:layer="layout" svg:width="3.302cm" svg:height="0.645cm" svg:x="23.86cm" svg:y="4.165cm">
          <draw:text-box>
            <text:p><text:span text:style-name="T1">RST_N_wti_rst</text:span></text:p>
          </draw:text-box>
        </draw:frame>
        <draw:frame draw:style-name="gr7" draw:text-style-name="P1" xml:id="id6" draw:id="id6" draw:layer="layout" svg:width="3.937cm" svg:height="0.645cm" svg:x="23.86cm" svg:y="7.34cm">
          <draw:text-box>
            <text:p><text:span text:style-name="T1">wti_m_SThreadBusy</text:span></text:p>
          </draw:text-box>
        </draw:frame>
        <draw:frame draw:style-name="gr7" draw:text-style-name="P1" draw:layer="layout" svg:width="3.937cm" svg:height="1.039cm" svg:x="23.86cm" svg:y="8.216cm">
          <draw:text-box>
            <text:p><text:span text:style-name="T1">wti_m_SReset_n</text:span></text:p>
            <text:p><text:span text:style-name="T3">(NOT USED)</text:span></text:p>
          </draw:text-box>
        </draw:frame>
        <draw:frame draw:style-name="gr1" draw:text-style-name="P1" xml:id="id4" draw:id="id4" draw:layer="layout" svg:width="3.937cm" svg:height="1.039cm" svg:x="23.86cm" svg:y="5.953cm">
          <draw:text-box>
            <text:p><text:span text:style-name="T1">wti_m_req[66:0]</text:span></text:p>
          </draw:text-box>
        </draw:frame>
        <draw:frame draw:style-name="gr2" draw:text-style-name="P1" xml:id="id36" draw:id="id36" draw:layer="layout" svg:width="3.302cm" svg:height="0.645cm" svg:x="23.86cm" svg:y="9.118cm">
          <draw:text-box>
            <text:p><text:span text:style-name="T1">CLK_wti_clk</text:span></text:p>
          </draw:text-box>
        </draw:frame>
        <draw:frame draw:style-name="gr2" draw:text-style-name="P1" xml:id="id44" draw:id="id44" draw:layer="layout" svg:width="3.048cm" svg:height="0.645cm" svg:x="2.27cm" svg:y="6.969cm">
          <draw:text-box>
            <text:p><text:span text:style-name="T1">EN_gpsTime</text:span></text:p>
          </draw:text-box>
        </draw:frame>
        <draw:frame draw:style-name="gr2" draw:text-style-name="P1" xml:id="id41" draw:id="id41" draw:layer="layout" svg:width="3.048cm" svg:height="1.039cm" svg:x="2.27cm" svg:y="7.708cm">
          <draw:text-box>
            <text:p><text:span text:style-name="T1">RDY_gpsTime</text:span></text:p>
            <text:p><text:span text:style-name="T3">(NOT USED)</text:span></text:p>
          </draw:text-box>
        </draw:frame>
        <draw:rect draw:style-name="gr8" draw:text-style-name="P3" xml:id="id34" draw:id="id34" draw:layer="layout" svg:width="3.048cm" svg:height="3.81cm" svg:x="8.112cm" svg:y="5.191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2"><text:span text:style-name="T1">SyncRegister.v</text:span></text:p>
          <text:p text:style-name="P2"><text:span text:style-name="T1"/></text:p>
          <text:p text:style-name="P2"><text:span text:style-name="T1">64bit x ?</text:span></text:p>
        </draw:rect>
        <draw:rect draw:style-name="gr3" draw:text-style-name="P3" xml:id="id40" draw:id="id40" draw:layer="layout" svg:width="1.016cm" svg:height="0.508cm" svg:x="8.112cm" svg:y="7.858cm">
          <text:p text:style-name="P2"><text:span text:style-name="T1">sRDY</text:span></text:p>
        </draw:rect>
        <draw:rect draw:style-name="gr3" draw:text-style-name="P3" xml:id="id45" draw:id="id45" draw:layer="layout" svg:width="1.016cm" svg:height="0.508cm" svg:x="8.112cm" svg:y="7.223cm">
          <text:p text:style-name="P2"><text:span text:style-name="T1">sEN</text:span></text:p>
        </draw:rect>
        <draw:rect draw:style-name="gr3" draw:text-style-name="P3" xml:id="id39" draw:id="id39" draw:layer="layout" svg:width="1.016cm" svg:height="0.508cm" svg:x="8.112cm" svg:y="8.493cm">
          <text:p text:style-name="P2"><text:span text:style-name="T1">sClk</text:span></text:p>
        </draw:rect>
        <draw:rect draw:style-name="gr3" draw:text-style-name="P3" xml:id="id43" draw:id="id43" draw:layer="layout" svg:width="1.016cm" svg:height="0.508cm" svg:x="8.112cm" svg:y="6.588cm">
          <text:p text:style-name="P2"><text:span text:style-name="T1">sD_IN</text:span></text:p>
        </draw:rect>
        <draw:rect draw:style-name="gr3" draw:text-style-name="P3" xml:id="id37" draw:id="id37" draw:layer="layout" svg:width="1.016cm" svg:height="0.508cm" svg:x="10.144cm" svg:y="8.493cm">
          <text:p text:style-name="P2"><text:span text:style-name="T1">dClk</text:span></text:p>
        </draw:rect>
        <draw:rect draw:style-name="gr3" draw:text-style-name="P3" xml:id="id1" draw:id="id1" draw:layer="layout" svg:width="1.016cm" svg:height="0.508cm" svg:x="10.144cm" svg:y="6.588cm">
          <text:p text:style-name="P2"><text:span text:style-name="T1">DOUT</text:span></text:p>
        </draw:rect>
        <draw:connector draw:style-name="gr6" draw:text-style-name="P2" draw:layer="layout" draw:type="curve" svg:x1="18.681cm" svg:y1="5.336cm" svg:x2="19.796cm" svg:y2="6.262cm" draw:start-shape="id5" draw:end-shape="id3" draw:end-glue-point="4" svg:d="M18681 5336c835 0 278 926 1115 926">
          <text:p/>
        </draw:connector>
        <draw:frame draw:style-name="gr9" draw:text-style-name="P6" xml:id="id5" draw:id="id5" draw:layer="layout" svg:width="2.06cm" svg:height="0.725cm" svg:x="16.621cm" svg:y="4.974cm">
          <draw:text-box>
            <text:p text:style-name="P6"><text:span text:style-name="T4">0x0A..A</text:span></text:p>
          </draw:text-box>
        </draw:frame>
        <draw:rect draw:style-name="gr3" draw:text-style-name="P3" xml:id="id7" draw:id="id7" draw:layer="layout" svg:width="1.27cm" svg:height="1.27cm" svg:x="21.701cm" svg:y="7.35cm">
          <draw:glue-point draw:id="4" svg:x="-3cm" svg:y="5cm"/>
          <draw:glue-point draw:id="5" svg:x="3cm" svg:y="5cm"/>
          <text:p text:style-name="P2"><text:span text:style-name="T1">z^-1</text:span></text:p>
        </draw:rect>
        <draw:connector draw:style-name="gr6" draw:text-style-name="P7" draw:layer="layout" draw:type="curve" svg:x1="23.86cm" svg:y1="7.662cm" svg:x2="22.971cm" svg:y2="7.985cm" draw:start-shape="id6" draw:start-glue-point="3" draw:end-shape="id7" draw:end-glue-point="1" svg:d="M23860 7662c-666 0-222 323-889 323">
          <text:p/>
        </draw:connector>
        <draw:connector draw:style-name="gr6" draw:text-style-name="P7" draw:layer="layout" draw:type="curve" svg:x1="21.701cm" svg:y1="7.985cm" svg:x2="20.431cm" svg:y2="7.096cm" draw:start-shape="id7" draw:start-glue-point="3" draw:end-shape="id3" draw:end-glue-point="2" svg:d="M21701 7985c-847 0-1270-296-1270-889">
          <text:p/>
        </draw:connector>
        <draw:connector draw:style-name="gr6" draw:text-style-name="P2" draw:layer="layout" draw:type="curve" svg:x1="13.944cm" svg:y1="5.572cm" svg:x2="15.986cm" svg:y2="6.461cm" draw:start-shape="id8" draw:start-glue-point="2" draw:end-shape="id2" draw:end-glue-point="3" svg:d="M13944 5572c0 593 680 889 2042 889">
          <text:p/>
        </draw:connector>
        <draw:frame draw:style-name="gr9" draw:text-style-name="P6" xml:id="id8" draw:id="id8" draw:layer="layout" svg:width="4.431cm" svg:height="0.725cm" svg:x="11.729cm" svg:y="4.847cm">
          <draw:text-box>
            <text:p text:style-name="P6"><text:span text:style-name="T4">CMD = '001' = 66:64</text:span></text:p>
          </draw:text-box>
        </draw:frame>
        <draw:frame draw:style-name="gr10" draw:text-style-name="P1" draw:layer="layout" svg:width="5.207cm" svg:height="1.27cm" svg:x="26.908cm" svg:y="5.953cm">
          <draw:text-box>
            <text:p><text:span text:style-name="T1">3b constant command &amp; </text:span></text:p>
            <text:p><text:span text:style-name="T1">64b data (32 sec/32 fraction)</text:span></text:p>
          </draw:text-box>
        </draw:frame>
        <draw:frame draw:style-name="gr11" draw:text-style-name="P6" draw:layer="layout" svg:width="25.352cm" svg:height="2.54cm" svg:x="1.048cm" svg:y="2.27cm">
          <draw:text-box>
            <text:p text:style-name="P6"><text:span text:style-name="T4">// The TimeService TimeClient is instanced for each target WTI clock domain one or more times</text:span></text:p>
            <text:p text:style-name="P6"><text:span text:style-name="T4">// The time client transfers the time from the time server to the target clock domain and compensates for the latency</text:span></text:p>
            <text:p text:style-name="P6"><text:span text:style-name="T4">// The time client provides a OCP::WIP::WTI compliant WTI-M interface</text:span></text:p>
          </draw:text-box>
        </draw:frame>
        <draw:frame draw:style-name="gr12" draw:text-style-name="P5" draw:layer="layout" svg:width="15.24cm" svg:height="1.27cm" svg:x="1cm" svg:y="9.89cm">
          <draw:text-box>
            <text:p text:style-name="P5"><text:span text:style-name="T2">SyncRegister.v</text:span></text:p>
          </draw:text-box>
        </draw:frame>
        <draw:frame draw:style-name="gr13" draw:text-style-name="P1" draw:layer="layout" svg:width="5.08cm" svg:height="1.202cm" svg:x="23.86cm" svg:y="13.133cm">
          <draw:text-box>
            <text:p text:style-name="P8"><text:span text:style-name="T1">3b constant command &amp; </text:span></text:p>
            <text:p text:style-name="P8"><text:span text:style-name="T1">64b data (32 sec/32 fraction)</text:span></text:p>
          </draw:text-box>
        </draw:frame>
        <draw:frame draw:style-name="gr14" draw:text-style-name="P1" xml:id="id47" draw:id="id47" draw:layer="layout" svg:width="2.794cm" svg:height="1.433cm" svg:x="2.27cm" svg:y="14.325cm">
          <draw:text-box>
            <text:p text:style-name="P8"><text:span text:style-name="T1">SRDY</text:span></text:p>
            <text:p text:style-name="P8"><text:span text:style-name="T3">(NOT USED)</text:span></text:p>
          </draw:text-box>
        </draw:frame>
        <draw:frame draw:style-name="gr2" draw:text-style-name="P1" xml:id="id51" draw:id="id51" draw:layer="layout" svg:width="2.54cm" svg:height="0.645cm" svg:x="2.27cm" svg:y="13.7cm">
          <draw:text-box>
            <text:p text:style-name="P8"><text:span text:style-name="T1">sEN</text:span></text:p>
          </draw:text-box>
        </draw:frame>
        <draw:frame draw:style-name="gr2" draw:text-style-name="P1" xml:id="id28" draw:id="id28" draw:layer="layout" svg:width="2.54cm" svg:height="0.645cm" svg:x="2.143cm" svg:y="11.16cm">
          <draw:text-box>
            <text:p text:style-name="P8"><text:span text:style-name="T1">sRST</text:span></text:p>
          </draw:text-box>
        </draw:frame>
        <draw:frame draw:style-name="gr15" draw:text-style-name="P1" xml:id="id31" draw:id="id31" draw:layer="layout" svg:width="2.54cm" svg:height="0.645cm" svg:x="2.27cm" svg:y="15.595cm">
          <draw:text-box>
            <text:p text:style-name="P8"><text:span text:style-name="T1">sCLK</text:span></text:p>
          </draw:text-box>
        </draw:frame>
        <draw:frame draw:style-name="gr2" draw:text-style-name="P1" xml:id="id48" draw:id="id48" draw:layer="layout" svg:width="2.54cm" svg:height="0.645cm" svg:x="2.27cm" svg:y="12.43cm">
          <draw:text-box>
            <text:p text:style-name="P8"><text:span text:style-name="T1">sD_IN</text:span></text:p>
          </draw:text-box>
        </draw:frame>
        <draw:rect draw:style-name="gr3" draw:text-style-name="P3" xml:id="id29" draw:id="id29" draw:layer="layout" svg:width="1.27cm" svg:height="1.27cm" svg:x="8.62cm" svg:y="12.176cm">
          <draw:glue-point draw:id="4" svg:x="-3cm" svg:y="5cm"/>
          <draw:glue-point draw:id="5" svg:x="2cm" svg:y="5cm"/>
          <draw:glue-point draw:id="6" svg:x="-5cm" svg:y="2.078cm"/>
          <text:p text:style-name="P9"><text:span text:style-name="T1">z^-1</text:span></text:p>
        </draw:rect>
        <draw:rect draw:style-name="gr3" draw:text-style-name="P3" xml:id="id9" draw:id="id9" draw:layer="layout" svg:width="1.27cm" svg:height="1.27cm" svg:x="21.32cm" svg:y="12.17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2" draw:text-style-name="P1" xml:id="id49" draw:id="id49" draw:layer="layout" svg:width="2.54cm" svg:height="0.645cm" svg:x="14.589cm" svg:y="11.922cm">
          <draw:text-box>
            <text:p text:style-name="P8"><text:span text:style-name="T1">sDataSyncIn</text:span></text:p>
          </draw:text-box>
        </draw:frame>
        <draw:frame draw:style-name="gr2" draw:text-style-name="P1" xml:id="id10" draw:id="id10" draw:layer="layout" svg:width="2.54cm" svg:height="0.645cm" svg:x="23.86cm" svg:y="12.42cm">
          <draw:text-box>
            <text:p text:style-name="P8"><text:span text:style-name="T1">dD_OUT</text:span></text:p>
          </draw:text-box>
        </draw:frame>
        <draw:connector draw:style-name="gr6" draw:text-style-name="P7" draw:layer="layout" draw:type="curve" svg:x1="22.59cm" svg:y1="12.811cm" svg:x2="23.86cm" svg:y2="12.742cm" draw:start-shape="id9" draw:start-glue-point="1" draw:end-shape="id10" draw:end-glue-point="3" svg:d="M22590 12811c954 0 319-69 1270-69">
          <text:p/>
        </draw:connector>
        <draw:frame draw:style-name="gr16" draw:text-style-name="P1" xml:id="id26" draw:id="id26" draw:layer="layout" svg:width="2.54cm" svg:height="0.645cm" svg:x="2.27cm" svg:y="16.611cm">
          <draw:text-box>
            <text:p text:style-name="P8"><text:span text:style-name="T1">dCLK</text:span></text:p>
          </draw:text-box>
        </draw:frame>
        <draw:rect draw:style-name="gr3" draw:text-style-name="P3" xml:id="id13" draw:id="id13" draw:layer="layout" svg:width="1.27cm" svg:height="1.27cm" svg:x="19.637cm" svg:y="23.58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3" draw:text-style-name="P3" xml:id="id11" draw:id="id11" draw:layer="layout" svg:width="1.27cm" svg:height="1.27cm" svg:x="23.32cm" svg:y="23.58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3" draw:text-style-name="P3" xml:id="id12" draw:id="id12" draw:layer="layout" svg:width="1.27cm" svg:height="1.27cm" svg:x="27.543cm" svg:y="23.61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2" draw:text-style-name="P5" draw:layer="layout" svg:width="15.24cm" svg:height="1.27cm" svg:x="1cm" svg:y="17.51cm">
          <draw:text-box>
            <text:p text:style-name="P5"><text:span text:style-name="T2">SyncHandshake.v</text:span></text:p>
          </draw:text-box>
        </draw:frame>
        <draw:frame draw:style-name="gr17" draw:text-style-name="P1" draw:layer="layout" svg:width="2.54cm" svg:height="0.645cm" svg:x="24.495cm" svg:y="23.596cm">
          <draw:text-box>
            <text:p text:style-name="P8"><text:span text:style-name="T1">dSyncReg2</text:span></text:p>
          </draw:text-box>
        </draw:frame>
        <draw:frame draw:style-name="gr2" draw:text-style-name="P1" draw:layer="layout" svg:width="2.286cm" svg:height="0.645cm" svg:x="28.813cm" svg:y="23.616cm">
          <draw:text-box>
            <text:p text:style-name="P8"><text:span text:style-name="T1">dLastState</text:span></text:p>
          </draw:text-box>
        </draw:frame>
        <draw:frame draw:style-name="gr2" draw:text-style-name="P1" draw:layer="layout" svg:width="2.54cm" svg:height="0.645cm" svg:x="20.78cm" svg:y="23.576cm">
          <draw:text-box>
            <text:p text:style-name="P8"><text:span text:style-name="T1">dSyncReg1</text:span></text:p>
          </draw:text-box>
        </draw:frame>
        <draw:frame draw:style-name="gr2" draw:text-style-name="P1" draw:layer="layout" svg:width="2.54cm" svg:height="0.645cm" svg:x="17.097cm" svg:y="23.586cm">
          <draw:text-box>
            <text:p text:style-name="P8"><text:span text:style-name="T1">sToggleReg</text:span></text:p>
          </draw:text-box>
        </draw:frame>
        <draw:frame draw:style-name="gr18" draw:text-style-name="P1" xml:id="id23" draw:id="id23" draw:layer="layout" svg:width="2.54cm" svg:height="0.645cm" svg:x="2.238cm" svg:y="26.136cm">
          <draw:text-box>
            <text:p text:style-name="P8"><text:span text:style-name="T1">dCLK</text:span></text:p>
          </draw:text-box>
        </draw:frame>
        <draw:rect draw:style-name="gr3" draw:text-style-name="P3" xml:id="id17" draw:id="id17" draw:layer="layout" svg:width="1.27cm" svg:height="1.27cm" svg:x="31.766cm" svg:y="22.34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xor</text:span></text:p>
        </draw:rect>
        <draw:frame draw:style-name="gr19" draw:text-style-name="P1" xml:id="id18" draw:id="id18" draw:layer="layout" svg:width="1.905cm" svg:height="0.645cm" svg:x="33.163cm" svg:y="22.336cm">
          <draw:text-box>
            <text:p text:style-name="P8"><text:span text:style-name="T1">dPulse</text:span></text:p>
          </draw:text-box>
        </draw:frame>
        <draw:connector draw:style-name="gr6" draw:text-style-name="P7" draw:layer="layout" draw:type="curve" svg:x1="24.59cm" svg:y1="24.221cm" svg:x2="27.543cm" svg:y2="24.251cm" draw:start-shape="id11" draw:start-glue-point="1" draw:end-shape="id12" draw:end-glue-point="3" svg:d="M24590 24221c2215 0 739 30 2953 30">
          <text:p/>
        </draw:connector>
        <draw:connector draw:style-name="gr6" draw:text-style-name="P7" draw:layer="layout" draw:type="curve" svg:x1="20.907cm" svg:y1="24.221cm" svg:x2="23.32cm" svg:y2="24.221cm" draw:start-shape="id13" draw:start-glue-point="1" draw:end-shape="id11" draw:end-glue-point="3" svg:d="M20907 24221h2413">
          <text:p/>
        </draw:connector>
        <draw:frame draw:style-name="gr2" draw:text-style-name="P1" xml:id="id25" draw:id="id25" draw:layer="layout" svg:width="2.54cm" svg:height="0.645cm" svg:x="2.238cm" svg:y="18.78cm">
          <draw:text-box>
            <text:p text:style-name="P8"><text:span text:style-name="T1">sRST</text:span></text:p>
          </draw:text-box>
        </draw:frame>
        <draw:rect draw:style-name="gr3" draw:text-style-name="P3" xml:id="id14" draw:id="id14" draw:layer="layout" svg:width="1.27cm" svg:height="1.27cm" svg:x="15.827cm" svg:y="23.58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20" draw:text-style-name="P1" xml:id="id24" draw:id="id24" draw:layer="layout" svg:width="2.54cm" svg:height="0.645cm" svg:x="2.238cm" svg:y="24.856cm">
          <draw:text-box>
            <text:p text:style-name="P8"><text:span text:style-name="T1">sCLK</text:span></text:p>
          </draw:text-box>
        </draw:frame>
        <draw:frame draw:style-name="gr20" draw:text-style-name="P1" xml:id="id16" draw:id="id16" draw:layer="layout" svg:width="2.54cm" svg:height="0.645cm" svg:x="2.27cm" svg:y="24.104cm">
          <draw:text-box>
            <text:p text:style-name="P8"><text:span text:style-name="T1">sEN</text:span></text:p>
          </draw:text-box>
        </draw:frame>
        <draw:rect draw:style-name="gr3" draw:text-style-name="P3" xml:id="id15" draw:id="id15" draw:layer="layout" svg:width="1.27cm" svg:height="1.27cm" svg:x="13.668cm" svg:y="22.31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6" draw:text-style-name="P7" draw:layer="layout" draw:type="curve" draw:line-skew="0cm 0.374cm -0.263cm" svg:x1="17.097cm" svg:y1="24.221cm" svg:x2="13.668cm" svg:y2="22.697cm" draw:start-shape="id14" draw:start-glue-point="1" draw:end-shape="id15" draw:end-glue-point="6" svg:d="M17097 24221c751 0 501-2032-1846-2032s-2729 508-1583 508">
          <text:p/>
        </draw:connector>
        <draw:connector draw:style-name="gr6" draw:text-style-name="P7" draw:layer="layout" draw:type="curve" svg:x1="4.81cm" svg:y1="24.426cm" svg:x2="15.827cm" svg:y2="24.221cm" draw:start-shape="id16" draw:start-glue-point="1" draw:end-shape="id14" draw:end-glue-point="3" svg:d="M4810 24426c8262 0 2754-205 11017-205">
          <text:p/>
        </draw:connector>
        <draw:connector draw:style-name="gr6" draw:text-style-name="P7" draw:layer="layout" draw:type="curve" svg:x1="14.938cm" svg:y1="22.951cm" svg:x2="15.827cm" svg:y2="23.967cm" draw:start-shape="id15" draw:start-glue-point="1" draw:end-shape="id14" draw:end-glue-point="6" svg:d="M14938 22951c667 0 223 1016 889 1016">
          <text:p/>
        </draw:connector>
        <draw:connector draw:style-name="gr6" draw:text-style-name="P7" draw:layer="layout" draw:type="curve" svg:x1="17.097cm" svg:y1="24.221cm" svg:x2="19.637cm" svg:y2="24.221cm" draw:start-shape="id14" draw:start-glue-point="1" draw:end-shape="id13" draw:end-glue-point="3" svg:d="M17097 24221h2540">
          <text:p/>
        </draw:connector>
        <draw:connector draw:style-name="gr6" draw:text-style-name="P7" draw:layer="layout" draw:type="curve" svg:x1="33.036cm" svg:y1="22.981cm" svg:x2="34.115cm" svg:y2="22.981cm" draw:start-shape="id17" draw:start-glue-point="1" draw:end-shape="id18" draw:end-glue-point="2" svg:d="M33036 22981h1079">
          <text:p/>
        </draw:connector>
        <draw:rect draw:style-name="gr21" draw:text-style-name="P3" xml:id="id19" draw:id="id19" draw:layer="layout" svg:width="1.27cm" svg:height="1.27cm" svg:x="16.621cm" svg:y="20.0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21" draw:text-style-name="P3" xml:id="id20" draw:id="id20" draw:layer="layout" svg:width="1.27cm" svg:height="1.27cm" svg:x="11.128cm" svg:y="20.0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2" draw:text-style-name="P1" draw:layer="layout" svg:width="2.54cm" svg:height="0.645cm" svg:x="12.652cm" svg:y="19.923cm">
          <draw:text-box>
            <text:p text:style-name="P8"><text:span text:style-name="T1">sSyncReg1</text:span></text:p>
          </draw:text-box>
        </draw:frame>
        <draw:frame draw:style-name="gr2" draw:text-style-name="P1" draw:layer="layout" svg:width="2.54cm" svg:height="0.645cm" svg:x="7.318cm" svg:y="20.04cm">
          <draw:text-box>
            <text:p text:style-name="P8"><text:span text:style-name="T1">sSyncReg2</text:span></text:p>
          </draw:text-box>
        </draw:frame>
        <draw:connector draw:style-name="gr6" draw:text-style-name="P7" draw:layer="layout" draw:type="curve" svg:x1="16.621cm" svg:y1="20.685cm" svg:x2="12.398cm" svg:y2="20.685cm" draw:start-shape="id19" draw:start-glue-point="3" draw:end-shape="id20" svg:d="M16621 20685h-4223">
          <text:p/>
        </draw:connector>
        <draw:rect draw:style-name="gr21" draw:text-style-name="P3" xml:id="id21" draw:id="id21" draw:layer="layout" svg:width="1.27cm" svg:height="1.27cm" svg:x="5.54cm" svg:y="20.05cm">
          <draw:glue-point draw:id="4" svg:x="3cm" svg:y="5cm"/>
          <draw:glue-point draw:id="5" svg:x="-2cm" svg:y="5cm"/>
          <draw:glue-point draw:id="6" svg:x="5cm" svg:y="-2cm"/>
          <draw:glue-point draw:id="7" svg:x="5cm" svg:y="3cm"/>
          <text:p text:style-name="P9"><text:span text:style-name="T1">==</text:span></text:p>
        </draw:rect>
        <draw:connector draw:style-name="gr6" draw:text-style-name="P7" draw:layer="layout" draw:type="curve" svg:x1="13.668cm" svg:y1="22.697cm" svg:x2="6.81cm" svg:y2="21.066cm" draw:start-shape="id15" draw:start-glue-point="6" draw:end-shape="id21" draw:end-glue-point="7" svg:d="M13668 22697c-5143 0-1715-1631-6858-1631">
          <text:p/>
        </draw:connector>
        <draw:connector draw:style-name="gr6" draw:text-style-name="P7" draw:layer="layout" draw:type="curve" svg:x1="11.128cm" svg:y1="20.685cm" svg:x2="6.81cm" svg:y2="20.685cm" draw:start-shape="id20" draw:start-glue-point="3" draw:end-shape="id21" draw:end-glue-point="1" svg:d="M11128 20685h-4318">
          <text:p/>
        </draw:connector>
        <draw:frame draw:style-name="gr14" draw:text-style-name="P1" xml:id="id22" draw:id="id22" draw:layer="layout" svg:width="2.667cm" svg:height="1.433cm" svg:x="2.016cm" svg:y="20.05cm">
          <draw:text-box>
            <text:p text:style-name="P8"><text:span text:style-name="T1">SRDY</text:span></text:p>
            <text:p text:style-name="P8"><text:span text:style-name="T3">(NOT</text:span><text:span text:style-name="T1"> </text:span><text:span text:style-name="T3">USED</text:span><text:span text:style-name="T1">)</text:span></text:p>
          </draw:text-box>
        </draw:frame>
        <draw:connector draw:style-name="gr6" draw:text-style-name="P7" draw:layer="layout" draw:type="curve" svg:x1="5.54cm" svg:y1="20.685cm" svg:x2="4.683cm" svg:y2="20.766cm" draw:start-shape="id21" draw:start-glue-point="3" draw:end-shape="id22" draw:end-glue-point="1" svg:d="M5540 20685c-643 0-215 81-857 81">
          <text:p/>
        </draw:connector>
        <draw:frame draw:style-name="gr22" draw:text-style-name="P10" draw:layer="layout" svg:width="7.747cm" svg:height="3.806cm" svg:x="15.224cm" svg:y="21.705cm">
          <draw:text-box>
            <text:p text:style-name="P10">Control Signal Generation</text:p>
          </draw:text-box>
        </draw:frame>
        <draw:frame draw:style-name="gr23" draw:text-style-name="P11" draw:layer="layout" svg:width="15.78cm" svg:height="1.199cm" svg:x="25.892cm" svg:y="17.51cm">
          <draw:text-box>
            <text:p text:style-name="P11"><text:span text:style-name="T5">* Transfer takes 2 dCLK to see data, sRDY recovers takes 2 dCLK + 2 sCLK </text:span></text:p>
            <text:p text:style-name="P11"><text:span text:style-name="T5">* Reset '1' so sRDY is low during reset: sSyncReg1 &amp; sSyncReg2</text:span></text:p>
          </draw:text-box>
        </draw:frame>
        <draw:frame draw:style-name="gr24" draw:text-style-name="P10" draw:layer="layout" svg:width="14.986cm" svg:height="6.985cm" svg:x="7.858cm" svg:y="10.525cm">
          <draw:text-box>
            <text:p text:style-name="P10"><text:tab/><text:tab/><text:tab/>Data domain crossings</text:p>
          </draw:text-box>
        </draw:frame>
        <draw:frame draw:style-name="gr25" draw:text-style-name="P12" draw:layer="layout" svg:width="10.668cm" svg:height="5.228cm" svg:x="31.48cm" svg:y="1cm">
          <draw:text-box>
            <text:p><text:span text:style-name="T6">OpenCPI: </text:span></text:p>
            <text:p><text:span text:style-name="T6">/hdl/primitive/platforms/</text:span></text:p>
            <text:p><text:span text:style-name="T6">&gt; time_client_rv.vhd</text:span></text:p>
            <text:p><text:span text:style-name="T6">&gt;&gt; mkTimerClient.v</text:span></text:p>
            <text:p><text:span text:style-name="T6">&gt;&gt;&gt; SyncRegister.v</text:span></text:p>
            <text:p><text:span text:style-name="T6">&gt;&gt;&gt;&gt;SyncHandshake.v</text:span></text:p>
            <text:p><text:span text:style-name="T6"><text:s/></text:span></text:p>
          </draw:text-box>
        </draw:frame>
        <draw:connector draw:style-name="gr6" draw:text-style-name="P7" draw:layer="layout" draw:line-skew="8.033cm" svg:x1="4.778cm" svg:y1="26.458cm" svg:x2="23.32cm" svg:y2="24.602cm" draw:start-shape="id23" draw:start-glue-point="1" draw:end-shape="id11" draw:end-glue-point="7" svg:d="M4778 26458h17304v-1856h1238">
          <text:p/>
        </draw:connector>
        <draw:connector draw:style-name="gr6" draw:text-style-name="P7" draw:layer="layout" draw:line-skew="10.24cm" svg:x1="4.778cm" svg:y1="26.458cm" svg:x2="27.543cm" svg:y2="24.632cm" draw:start-shape="id23" draw:start-glue-point="1" draw:end-shape="id12" draw:end-glue-point="7" svg:d="M4778 26458h21622v-1826h1143">
          <text:p/>
        </draw:connector>
        <draw:connector draw:style-name="gr6" draw:text-style-name="P7" draw:layer="layout" draw:line-skew="6.573cm" svg:x1="4.778cm" svg:y1="26.458cm" svg:x2="19.637cm" svg:y2="24.602cm" draw:start-shape="id23" draw:start-glue-point="1" draw:end-shape="id13" draw:end-glue-point="7" svg:d="M4778 26458h14002v-1856h857">
          <text:p/>
        </draw:connector>
        <draw:connector draw:style-name="gr6" draw:text-style-name="P7" draw:layer="layout" draw:line-skew="1.937cm" svg:x1="4.778cm" svg:y1="25.178cm" svg:x2="11.128cm" svg:y2="21.066cm" draw:start-shape="id24" draw:start-glue-point="1" draw:end-shape="id20" draw:end-glue-point="7" svg:d="M4778 25178h5112v-4112h1238">
          <text:p/>
        </draw:connector>
        <draw:connector draw:style-name="gr6" draw:text-style-name="P7" draw:layer="layout" draw:line-skew="2.239cm" svg:x1="4.778cm" svg:y1="25.178cm" svg:x2="16.621cm" svg:y2="21.066cm" draw:start-shape="id24" draw:start-glue-point="1" draw:end-shape="id19" draw:end-glue-point="7" svg:d="M4778 25178h8160v-4112h3683">
          <text:p/>
        </draw:connector>
        <draw:connector draw:style-name="gr6" draw:text-style-name="P7" draw:layer="layout" draw:line-skew="4.668cm" svg:x1="4.778cm" svg:y1="25.178cm" svg:x2="15.827cm" svg:y2="24.602cm" draw:start-shape="id24" draw:start-glue-point="1" draw:end-shape="id14" draw:end-glue-point="7" svg:d="M4778 25178h10192v-576h857">
          <text:p/>
        </draw:connector>
        <draw:connector draw:style-name="gr6" draw:text-style-name="P7" draw:layer="layout" svg:x1="4.778cm" svg:y1="19.102cm" svg:x2="28.178cm" svg:y2="23.616cm" draw:start-shape="id25" draw:start-glue-point="1" draw:end-shape="id12" draw:end-glue-point="0" svg:d="M4778 19102h23400v4514">
          <text:p/>
        </draw:connector>
        <draw:connector draw:style-name="gr6" draw:text-style-name="P7" draw:layer="layout" svg:x1="4.778cm" svg:y1="19.102cm" svg:x2="23.955cm" svg:y2="23.586cm" draw:start-shape="id25" draw:start-glue-point="1" draw:end-shape="id11" draw:end-glue-point="0" svg:d="M4778 19102h19177v4484">
          <text:p/>
        </draw:connector>
        <draw:connector draw:style-name="gr6" draw:text-style-name="P7" draw:layer="layout" svg:x1="4.778cm" svg:y1="19.102cm" svg:x2="20.272cm" svg:y2="23.586cm" draw:start-shape="id25" draw:start-glue-point="1" draw:end-shape="id13" draw:end-glue-point="0" svg:d="M4778 19102h15494v4484">
          <text:p/>
        </draw:connector>
        <draw:connector draw:style-name="gr6" draw:text-style-name="P7" draw:layer="layout" svg:x1="4.778cm" svg:y1="19.102cm" svg:x2="16.462cm" svg:y2="23.586cm" draw:start-shape="id25" draw:start-glue-point="1" draw:end-shape="id14" draw:end-glue-point="0" svg:d="M4778 19102h11684v4484">
          <text:p/>
        </draw:connector>
        <draw:connector draw:style-name="gr6" draw:text-style-name="P7" draw:layer="layout" svg:x1="4.778cm" svg:y1="19.102cm" svg:x2="11.763cm" svg:y2="20.05cm" draw:start-shape="id25" draw:start-glue-point="1" draw:end-shape="id20" draw:end-glue-point="0" svg:d="M4778 19102h6985v948">
          <text:p/>
        </draw:connector>
        <draw:connector draw:style-name="gr6" draw:text-style-name="P7" draw:layer="layout" svg:x1="4.778cm" svg:y1="19.102cm" svg:x2="17.256cm" svg:y2="20.05cm" draw:start-shape="id25" draw:start-glue-point="1" draw:end-shape="id19" draw:end-glue-point="0" svg:d="M4778 19102h12478v948">
          <text:p/>
        </draw:connector>
        <draw:connector draw:style-name="gr6" draw:text-style-name="P7" draw:layer="layout" draw:line-skew="-0.261cm" svg:x1="27.543cm" svg:y1="24.251cm" svg:x2="31.766cm" svg:y2="22.727cm" draw:start-shape="id12" draw:start-glue-point="3" draw:end-shape="id17" draw:end-glue-point="6" svg:d="M27543 24251h-762v-1524h4985">
          <text:p/>
        </draw:connector>
        <draw:connector draw:style-name="gr6" draw:text-style-name="P7" draw:layer="layout" draw:line-skew="0.714cm" svg:x1="28.813cm" svg:y1="24.251cm" svg:x2="31.766cm" svg:y2="23.362cm" draw:start-shape="id12" draw:start-glue-point="1" draw:end-shape="id17" draw:end-glue-point="7" svg:d="M28813 24251h2191v-889h762">
          <text:p/>
        </draw:connector>
        <draw:connector draw:style-name="gr6" draw:text-style-name="P7" draw:layer="layout" draw:line-skew="4.08cm" svg:x1="27.543cm" svg:y1="24.251cm" svg:x2="17.891cm" svg:y2="20.685cm" draw:start-shape="id12" draw:start-glue-point="3" draw:end-shape="id19" draw:end-glue-point="1" svg:d="M27543 24251h-746v-3566h-8906">
          <text:p/>
        </draw:connector>
        <draw:connector draw:style-name="gr6" draw:text-style-name="P7" draw:layer="layout" svg:x1="4.81cm" svg:y1="16.933cm" svg:x2="15.478cm" svg:y2="15.986cm" draw:start-shape="id26" draw:start-glue-point="1" draw:end-shape="id27" draw:end-glue-point="1" svg:d="M4810 16933h11169v-947h-501">
          <text:p/>
        </draw:connector>
        <draw:connector draw:style-name="gr6" draw:text-style-name="P7" draw:layer="layout" draw:line-skew="7.366cm" svg:x1="4.81cm" svg:y1="16.933cm" svg:x2="21.32cm" svg:y2="13.192cm" draw:start-shape="id26" draw:start-glue-point="1" draw:end-shape="id9" draw:end-glue-point="7" svg:d="M4810 16933h15621v-3741h889">
          <text:p/>
        </draw:connector>
        <draw:connector draw:style-name="gr6" draw:text-style-name="P7" draw:layer="layout" svg:x1="4.683cm" svg:y1="11.482cm" svg:x2="9.255cm" svg:y2="12.176cm" draw:start-shape="id28" draw:start-glue-point="1" draw:end-shape="id29" draw:end-glue-point="0" svg:d="M4683 11482h4572v694">
          <text:p/>
        </draw:connector>
        <draw:connector draw:style-name="gr6" draw:text-style-name="P7" draw:layer="layout" svg:x1="4.683cm" svg:y1="11.482cm" svg:x2="13.954cm" svg:y2="13.657cm" draw:start-shape="id28" draw:start-glue-point="1" draw:end-shape="id30" draw:end-glue-point="0" svg:d="M4683 11482h9271v2175">
          <text:p/>
        </draw:connector>
        <draw:connector draw:style-name="gr6" draw:text-style-name="P7" draw:layer="layout" svg:x1="4.683cm" svg:y1="11.482cm" svg:x2="21.955cm" svg:y2="12.176cm" draw:start-shape="id28" draw:start-glue-point="1" draw:end-shape="id9" draw:end-glue-point="0" svg:d="M4683 11482h17272v694">
          <text:p/>
        </draw:connector>
        <draw:connector draw:style-name="gr6" draw:text-style-name="P7" draw:layer="layout" svg:x1="4.81cm" svg:y1="15.917cm" svg:x2="9.255cm" svg:y2="13.446cm" draw:start-shape="id31" draw:start-glue-point="1" draw:end-shape="id29" draw:end-glue-point="2" svg:d="M4810 15917h4445v-2471">
          <text:p/>
        </draw:connector>
        <draw:connector draw:style-name="gr6" draw:text-style-name="P7" draw:layer="layout" draw:line-skew="2.667cm" svg:x1="4.81cm" svg:y1="15.917cm" svg:x2="12.43cm" svg:y2="15.986cm" draw:start-shape="id31" draw:start-glue-point="1" draw:end-shape="id32" draw:end-glue-point="3" svg:d="M4810 15917h6477v69h1143">
          <text:p/>
        </draw:connector>
        <draw:connector draw:style-name="gr6" draw:text-style-name="P7" draw:layer="layout" svg:x1="5.572cm" svg:y1="4.487cm" svg:x2="9.636cm" svg:y2="5.191cm" draw:start-shape="id33" draw:start-glue-point="1" draw:end-shape="id34" draw:end-glue-point="0" svg:d="M5572 4487h4064v704">
          <text:p/>
        </draw:connector>
        <draw:connector draw:style-name="gr6" draw:text-style-name="P7" draw:layer="layout" svg:x1="23.86cm" svg:y1="4.487cm" svg:x2="22.336cm" svg:y2="7.35cm" draw:start-shape="id35" draw:start-glue-point="3" draw:end-shape="id7" draw:end-glue-point="0" svg:d="M23860 4487h-1524v2863">
          <text:p/>
        </draw:connector>
        <draw:connector draw:style-name="gr6" draw:text-style-name="P7" draw:layer="layout" svg:x1="23.86cm" svg:y1="4.487cm" svg:x2="16.621cm" svg:y2="5.826cm" draw:start-shape="id35" draw:start-glue-point="3" draw:end-shape="id2" draw:end-glue-point="0" svg:d="M23860 4487h-7239v1339">
          <text:p/>
        </draw:connector>
        <draw:connector draw:style-name="gr6" draw:text-style-name="P7" draw:layer="layout" svg:x1="23.86cm" svg:y1="9.44cm" svg:x2="22.336cm" svg:y2="8.62cm" draw:start-shape="id36" draw:start-glue-point="3" draw:end-shape="id7" draw:end-glue-point="2" svg:d="M23860 9440h-1524v-820">
          <text:p/>
        </draw:connector>
        <draw:connector draw:style-name="gr6" draw:text-style-name="P7" draw:layer="layout" svg:x1="23.86cm" svg:y1="9.44cm" svg:x2="16.621cm" svg:y2="7.096cm" draw:start-shape="id36" draw:start-glue-point="3" draw:end-shape="id2" draw:end-glue-point="2" svg:d="M23860 9440h-7239v-2344">
          <text:p/>
        </draw:connector>
        <draw:connector draw:style-name="gr6" draw:text-style-name="P7" draw:layer="layout" draw:line-skew="-5.335cm" svg:x1="23.86cm" svg:y1="9.44cm" svg:x2="11.16cm" svg:y2="8.747cm" draw:start-shape="id36" draw:start-glue-point="3" draw:end-shape="id37" draw:end-glue-point="1" svg:d="M23860 9440h-11684v-693h-1016">
          <text:p/>
        </draw:connector>
        <draw:connector draw:style-name="gr6" draw:text-style-name="P7" draw:layer="layout" svg:x1="5.572cm" svg:y1="9.196cm" svg:x2="8.112cm" svg:y2="8.747cm" draw:start-shape="id38" draw:start-glue-point="1" draw:end-shape="id39" draw:end-glue-point="3" svg:d="M5572 9196h1270v-449h1270">
          <text:p/>
        </draw:connector>
        <draw:connector draw:style-name="gr6" draw:text-style-name="P7" draw:layer="layout" svg:x1="8.112cm" svg:y1="8.112cm" svg:x2="5.318cm" svg:y2="8.227cm" draw:start-shape="id40" draw:start-glue-point="3" draw:end-shape="id41" draw:end-glue-point="1" svg:d="M8112 8112h-1397v115h-1397">
          <text:p/>
        </draw:connector>
        <draw:connector draw:style-name="gr6" draw:text-style-name="P7" draw:layer="layout" svg:x1="5.826cm" svg:y1="6.703cm" svg:x2="8.112cm" svg:y2="6.842cm" draw:start-shape="id42" draw:start-glue-point="1" draw:end-shape="id43" draw:end-glue-point="3" svg:d="M5826 6703h1143v139h1143">
          <text:p/>
        </draw:connector>
        <draw:connector draw:style-name="gr6" draw:text-style-name="P7" draw:layer="layout" svg:x1="5.318cm" svg:y1="7.291cm" svg:x2="8.112cm" svg:y2="7.477cm" draw:start-shape="id44" draw:start-glue-point="1" draw:end-shape="id45" draw:end-glue-point="3" svg:d="M5318 7291h1397v186h1397">
          <text:p/>
        </draw:connector>
        <draw:connector draw:style-name="gr6" draw:text-style-name="P7" draw:layer="layout" draw:line-skew="-2.286cm" svg:x1="12.43cm" svg:y1="15.351cm" svg:x2="5.064cm" svg:y2="15.041cm" draw:start-shape="id46" draw:start-glue-point="3" draw:end-shape="id47" draw:end-glue-point="1" svg:d="M12430 15351h-5969v-310h-1397">
          <text:p/>
        </draw:connector>
        <draw:connector draw:style-name="gr6" draw:text-style-name="P7" draw:layer="layout" svg:x1="4.81cm" svg:y1="12.752cm" svg:x2="8.62cm" svg:y2="12.811cm" draw:start-shape="id48" draw:start-glue-point="1" draw:end-shape="id29" draw:end-glue-point="3" svg:d="M4810 12752h1905v59h1905">
          <text:p/>
        </draw:connector>
        <draw:connector draw:style-name="gr6" draw:text-style-name="P7" draw:layer="layout" svg:x1="9.89cm" svg:y1="12.811cm" svg:x2="14.589cm" svg:y2="12.244cm" draw:start-shape="id29" draw:start-glue-point="1" draw:end-shape="id49" draw:end-glue-point="3" svg:d="M9890 12811h2350v-567h2349">
          <text:p/>
        </draw:connector>
        <draw:connector draw:style-name="gr6" draw:text-style-name="P7" draw:layer="layout" svg:x1="17.129cm" svg:y1="12.244cm" svg:x2="21.32cm" svg:y2="12.557cm" draw:start-shape="id49" draw:start-glue-point="1" draw:end-shape="id9" draw:end-glue-point="6" svg:d="M17129 12244h2095v313h2096">
          <text:p/>
        </draw:connector>
        <draw:connector draw:style-name="gr6" draw:text-style-name="P7" draw:layer="layout" svg:x1="15.478cm" svg:y1="14.673cm" svg:x2="21.32cm" svg:y2="12.811cm" draw:start-shape="id50" draw:start-glue-point="1" draw:end-shape="id9" draw:end-glue-point="3" svg:d="M15478 14673h2921v-1862h2921">
          <text:p/>
        </draw:connector>
        <draw:connector draw:style-name="gr6" draw:text-style-name="P7" draw:layer="layout" draw:line-skew="-1.905cm" svg:x1="4.81cm" svg:y1="14.022cm" svg:x2="12.43cm" svg:y2="14.716cm" draw:start-shape="id51" draw:start-glue-point="1" draw:end-shape="id52" draw:end-glue-point="3" svg:d="M4810 14022h1905v694h5715">
          <text:p/>
        </draw:connector>
        <draw:connector draw:style-name="gr6" draw:text-style-name="P7" draw:layer="layout" svg:x1="4.81cm" svg:y1="14.022cm" svg:x2="8.62cm" svg:y2="13.074cm" draw:start-shape="id51" draw:start-glue-point="1" draw:end-shape="id29" draw:end-glue-point="6" svg:d="M4810 14022h1905v-948h1905">
          <text:p/>
        </draw:connector>
        <draw:rect draw:style-name="gr8" draw:text-style-name="P3" xml:id="id30" draw:id="id30" draw:layer="layout" svg:width="3.048cm" svg:height="2.583cm" svg:x="12.43cm" svg:y="13.657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Handshake.v</text:span></text:p>
        </draw:rect>
        <draw:rect draw:style-name="gr3" draw:text-style-name="P3" xml:id="id46" draw:id="id46" draw:layer="layout" svg:width="1.016cm" svg:height="0.508cm" svg:x="12.43cm" svg:y="15.097cm">
          <text:p text:style-name="P9"><text:span text:style-name="T1">sRDY</text:span></text:p>
        </draw:rect>
        <draw:rect draw:style-name="gr3" draw:text-style-name="P3" xml:id="id52" draw:id="id52" draw:layer="layout" svg:width="1.016cm" svg:height="0.508cm" svg:x="12.43cm" svg:y="14.462cm">
          <text:p text:style-name="P9"><text:span text:style-name="T1">sEN</text:span></text:p>
        </draw:rect>
        <draw:rect draw:style-name="gr3" draw:text-style-name="P3" xml:id="id32" draw:id="id32" draw:layer="layout" svg:width="1.016cm" svg:height="0.508cm" svg:x="12.43cm" svg:y="15.732cm">
          <text:p text:style-name="P9"><text:span text:style-name="T1">sClk</text:span></text:p>
        </draw:rect>
        <draw:rect draw:style-name="gr3" draw:text-style-name="P3" xml:id="id27" draw:id="id27" draw:layer="layout" svg:width="1.016cm" svg:height="0.508cm" svg:x="14.462cm" svg:y="15.732cm">
          <text:p text:style-name="P9"><text:span text:style-name="T1">dClk</text:span></text:p>
        </draw:rect>
        <draw:rect draw:style-name="gr3" draw:text-style-name="P3" xml:id="id50" draw:id="id50" draw:layer="layout" svg:width="1.016cm" svg:height="0.508cm" svg:x="14.462cm" svg:y="14.419cm">
          <text:p text:style-name="P9"><text:span text:style-name="T1">Pulse</text:span></text:p>
        </draw:rect>
        <draw:frame draw:style-name="gr25" draw:text-style-name="P12" draw:layer="layout" svg:width="10.668cm" svg:height="6.65cm" svg:x="31.48cm" svg:y="7.329cm">
          <draw:text-box>
            <text:p><text:span text:style-name="T6">Notes:</text:span></text:p>
            <text:p><text:span text:style-name="T6">- A time_client may be instanced for each worker.</text:span></text:p>
            <text:p><text:span text:style-name="T6">- Each worker may have a unique wti_clk input to its time_client.</text:span></text:p>
            <text:p><text:span text:style-name="T6">- The EN_gpsTime is constant '1'.</text:span></text:p>
            <text:p><text:span text:style-name="T6">- The RDY_gpsTime is not used.</text:span></text:p>
            <text:p><text:span text:style-name="T6">- The time_server clk (sCLK) may be =, &lt;, or &gt; wti_clk.</text:span></text:p>
          </draw:text-box>
        </draw:frame>
      </draw:page>
      <draw:page draw:name="page2" draw:style-name="dp1" draw:master-page-name="Default">
        <draw:rect draw:style-name="gr8" draw:text-style-name="P3" xml:id="id62" draw:id="id62" draw:layer="layout" svg:width="3.048cm" svg:height="2.583cm" svg:x="16.24cm" svg:y="2.915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Handshake.v</text:span></text:p>
        </draw:rect>
        <draw:connector draw:style-name="gr4" draw:text-style-name="P2" draw:layer="layout" draw:type="curve" draw:line-skew="0.762cm" svg:x1="19.288cm" svg:y1="3.931cm" svg:x2="25.13cm" svg:y2="6.481cm" draw:start-shape="id53" draw:start-glue-point="1" draw:end-shape="id54" draw:end-glue-point="6" svg:d="M19288 3931c5524 0 2604 2550 5842 2550">
          <text:p/>
        </draw:connector>
        <draw:frame draw:style-name="gr12" draw:text-style-name="P12" draw:layer="layout" svg:width="15.24cm" svg:height="1.27cm" svg:x="1cm" svg:y="1cm">
          <draw:text-box>
            <text:p text:style-name="P12"><text:span text:style-name="T6">OpenCPI /hdl/primitive/platforms/SyncRegister.v</text:span></text:p>
          </draw:text-box>
        </draw:frame>
        <draw:rect draw:style-name="gr3" draw:text-style-name="P3" xml:id="id59" draw:id="id59" draw:layer="layout" svg:width="1.016cm" svg:height="0.508cm" svg:x="16.24cm" svg:y="4.355cm">
          <text:p text:style-name="P9"><text:span text:style-name="T1">sRDY</text:span></text:p>
        </draw:rect>
        <draw:rect draw:style-name="gr3" draw:text-style-name="P3" xml:id="id56" draw:id="id56" draw:layer="layout" svg:width="1.016cm" svg:height="0.508cm" svg:x="16.24cm" svg:y="3.72cm">
          <text:p text:style-name="P9"><text:span text:style-name="T1">sEN</text:span></text:p>
        </draw:rect>
        <draw:rect draw:style-name="gr3" draw:text-style-name="P3" xml:id="id58" draw:id="id58" draw:layer="layout" svg:width="1.016cm" svg:height="0.508cm" svg:x="16.24cm" svg:y="4.99cm">
          <text:p text:style-name="P9"><text:span text:style-name="T1">sClk</text:span></text:p>
        </draw:rect>
        <draw:rect draw:style-name="gr3" draw:text-style-name="P3" xml:id="id64" draw:id="id64" draw:layer="layout" svg:width="1.016cm" svg:height="0.508cm" svg:x="18.272cm" svg:y="4.99cm">
          <text:p text:style-name="P9"><text:span text:style-name="T1">dClk</text:span></text:p>
        </draw:rect>
        <draw:rect draw:style-name="gr3" draw:text-style-name="P3" xml:id="id53" draw:id="id53" draw:layer="layout" svg:width="1.016cm" svg:height="0.508cm" svg:x="18.272cm" svg:y="3.677cm">
          <text:p text:style-name="P9"><text:span text:style-name="T1">Pulse</text:span></text:p>
        </draw:rect>
        <draw:connector draw:style-name="gr6" draw:text-style-name="P2" draw:layer="layout" draw:type="curve" svg:x1="8.62cm" svg:y1="3.862cm" svg:x2="16.24cm" svg:y2="3.974cm" draw:start-shape="id55" draw:start-glue-point="1" draw:end-shape="id56" draw:end-glue-point="3" svg:d="M8620 3862c5715 0 1905 112 7620 112">
          <text:p/>
        </draw:connector>
        <draw:connector draw:style-name="gr6" draw:text-style-name="P2" draw:layer="layout" draw:type="curve" svg:x1="8.62cm" svg:y1="5.132cm" svg:x2="16.24cm" svg:y2="5.244cm" draw:start-shape="id57" draw:start-glue-point="1" draw:end-shape="id58" draw:end-glue-point="3" svg:d="M8620 5132c5715 0 1905 112 7620 112">
          <text:p/>
        </draw:connector>
        <draw:connector draw:style-name="gr6" draw:text-style-name="P2" draw:layer="layout" draw:type="curve" svg:x1="16.24cm" svg:y1="4.609cm" svg:x2="8.62cm" svg:y2="4.487cm" draw:start-shape="id59" draw:start-glue-point="3" draw:end-shape="id60" draw:end-glue-point="1" svg:d="M16240 4609c-5715 0-1905-122-7620-122">
          <text:p/>
        </draw:connector>
        <draw:connector draw:style-name="gr6" draw:text-style-name="P2" draw:layer="layout" draw:type="curve" svg:x1="8.62cm" svg:y1="2.592cm" svg:x2="17.764cm" svg:y2="2.915cm" draw:start-shape="id61" draw:start-glue-point="1" draw:end-shape="id62" draw:end-glue-point="0" svg:d="M8620 2592c5715 0 4761-89 5619-196s3525-232 3525 519">
          <text:p/>
        </draw:connector>
        <draw:connector draw:style-name="gr6" draw:text-style-name="P7" draw:layer="layout" draw:type="curve" draw:line-skew="1.942cm" svg:x1="8.62cm" svg:y1="8.053cm" svg:x2="19.288cm" svg:y2="5.244cm" draw:start-shape="id63" draw:start-glue-point="1" draw:end-shape="id64" draw:end-glue-point="1" svg:d="M8620 8053c19666 0 14332-2809 10668-2809">
          <text:p/>
        </draw:connector>
        <draw:frame draw:style-name="gr13" draw:text-style-name="P1" draw:layer="layout" svg:width="5.08cm" svg:height="1.202cm" svg:x="27.924cm" svg:y="7.174cm">
          <draw:text-box>
            <text:p text:style-name="P8"><text:span text:style-name="T1">3b constant command &amp; </text:span></text:p>
            <text:p text:style-name="P8"><text:span text:style-name="T1">64b data (32 sec/32 fraction)</text:span></text:p>
          </draw:text-box>
        </draw:frame>
        <draw:frame draw:style-name="gr2" draw:text-style-name="P1" xml:id="id60" draw:id="id60" draw:layer="layout" svg:width="2.54cm" svg:height="0.645cm" svg:x="6.08cm" svg:y="4.165cm">
          <draw:text-box>
            <text:p text:style-name="P8"><text:span text:style-name="T1">sRDY</text:span></text:p>
          </draw:text-box>
        </draw:frame>
        <draw:frame draw:style-name="gr2" draw:text-style-name="P1" xml:id="id55" draw:id="id55" draw:layer="layout" svg:width="2.54cm" svg:height="0.645cm" svg:x="6.08cm" svg:y="3.54cm">
          <draw:text-box>
            <text:p text:style-name="P8"><text:span text:style-name="T1">sEN</text:span></text:p>
          </draw:text-box>
        </draw:frame>
        <draw:frame draw:style-name="gr2" draw:text-style-name="P1" xml:id="id61" draw:id="id61" draw:layer="layout" svg:width="2.54cm" svg:height="0.645cm" svg:x="6.08cm" svg:y="2.27cm">
          <draw:text-box>
            <text:p text:style-name="P8"><text:span text:style-name="T1">sRST</text:span></text:p>
          </draw:text-box>
        </draw:frame>
        <draw:frame draw:style-name="gr2" draw:text-style-name="P1" xml:id="id57" draw:id="id57" draw:layer="layout" svg:width="2.54cm" svg:height="0.645cm" svg:x="6.08cm" svg:y="4.81cm">
          <draw:text-box>
            <text:p text:style-name="P8"><text:span text:style-name="T1">sCLK</text:span></text:p>
          </draw:text-box>
        </draw:frame>
        <draw:frame draw:style-name="gr2" draw:text-style-name="P1" xml:id="id65" draw:id="id65" draw:layer="layout" svg:width="2.54cm" svg:height="0.645cm" svg:x="6.08cm" svg:y="6.354cm">
          <draw:text-box>
            <text:p text:style-name="P8"><text:span text:style-name="T1">sD_IN</text:span></text:p>
          </draw:text-box>
        </draw:frame>
        <draw:rect draw:style-name="gr3" draw:text-style-name="P3" xml:id="id66" draw:id="id66" draw:layer="layout" svg:width="1.27cm" svg:height="1.27cm" svg:x="12.43cm" svg:y="6.09cm">
          <draw:glue-point draw:id="4" svg:x="-3cm" svg:y="5cm"/>
          <draw:glue-point draw:id="5" svg:x="2cm" svg:y="5cm"/>
          <draw:glue-point draw:id="6" svg:x="-5cm" svg:y="2.078cm"/>
          <text:p text:style-name="P9"><text:span text:style-name="T1">z^-1</text:span></text:p>
        </draw:rect>
        <draw:rect draw:style-name="gr3" draw:text-style-name="P3" xml:id="id54" draw:id="id54" draw:layer="layout" svg:width="1.27cm" svg:height="1.27cm" svg:x="25.13cm" svg:y="6.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6" draw:text-style-name="P2" draw:layer="layout" draw:type="curve" svg:x1="8.62cm" svg:y1="6.676cm" svg:x2="12.43cm" svg:y2="6.725cm" draw:start-shape="id65" draw:start-glue-point="1" draw:end-shape="id66" draw:end-glue-point="3" svg:d="M8620 6676c2857 0 953 49 3810 49">
          <text:p/>
        </draw:connector>
        <draw:connector draw:style-name="gr6" draw:text-style-name="P7" draw:layer="layout" draw:type="curve" svg:x1="8.62cm" svg:y1="2.592cm" svg:x2="13.065cm" svg:y2="6.09cm" draw:start-shape="id61" draw:start-glue-point="1" draw:end-shape="id66" draw:end-glue-point="0" svg:d="M8620 2592c2964 0 4445 1166 4445 3498">
          <text:p/>
        </draw:connector>
        <draw:connector draw:style-name="gr6" draw:text-style-name="P7" draw:layer="layout" draw:type="curve" draw:line-skew="-0.968cm" svg:x1="8.62cm" svg:y1="5.132cm" svg:x2="13.065cm" svg:y2="7.36cm" draw:start-shape="id57" draw:start-glue-point="1" draw:end-shape="id66" draw:end-glue-point="2" svg:d="M8620 5132c1405 0 1171 1365 1931 2110s2514 869 2514 118">
          <text:p/>
        </draw:connector>
        <draw:connector draw:style-name="gr6" draw:text-style-name="P7" draw:layer="layout" draw:type="curve" svg:x1="8.62cm" svg:y1="2.592cm" svg:x2="25.765cm" svg:y2="6.1cm" draw:start-shape="id61" draw:start-glue-point="1" draw:end-shape="id54" draw:end-glue-point="0" svg:d="M8620 2592c11430 0 17145 1169 17145 3508">
          <text:p/>
        </draw:connector>
        <draw:frame draw:style-name="gr2" draw:text-style-name="P1" xml:id="id67" draw:id="id67" draw:layer="layout" svg:width="2.54cm" svg:height="0.645cm" svg:x="17.51cm" svg:y="6.334cm">
          <draw:text-box>
            <text:p text:style-name="P8"><text:span text:style-name="T1">sDataSyncIn</text:span></text:p>
          </draw:text-box>
        </draw:frame>
        <draw:connector draw:style-name="gr6" draw:text-style-name="P7" draw:layer="layout" draw:type="curve" svg:x1="13.7cm" svg:y1="6.725cm" svg:x2="17.51cm" svg:y2="6.656cm" draw:start-shape="id66" draw:start-glue-point="1" draw:end-shape="id67" draw:end-glue-point="3" svg:d="M13700 6725c2859 0 954-69 3810-69">
          <text:p/>
        </draw:connector>
        <draw:connector draw:style-name="gr6" draw:text-style-name="P7" draw:layer="layout" draw:type="curve" svg:x1="20.05cm" svg:y1="6.656cm" svg:x2="25.13cm" svg:y2="6.735cm" draw:start-shape="id67" draw:start-glue-point="1" draw:end-shape="id54" draw:end-glue-point="3" svg:d="M20050 6656c3810 0 1270 79 5080 79">
          <text:p/>
        </draw:connector>
        <draw:frame draw:style-name="gr2" draw:text-style-name="P1" xml:id="id68" draw:id="id68" draw:layer="layout" svg:width="2.54cm" svg:height="0.645cm" svg:x="27.67cm" svg:y="6.354cm">
          <draw:text-box>
            <text:p text:style-name="P8"><text:span text:style-name="T1">dD_OUT</text:span></text:p>
          </draw:text-box>
        </draw:frame>
        <draw:connector draw:style-name="gr6" draw:text-style-name="P7" draw:layer="layout" draw:type="curve" svg:x1="26.4cm" svg:y1="6.735cm" svg:x2="27.67cm" svg:y2="6.676cm" draw:start-shape="id54" draw:start-glue-point="1" draw:end-shape="id68" draw:end-glue-point="3" svg:d="M26400 6735c954 0 319-59 1270-59">
          <text:p/>
        </draw:connector>
        <draw:frame draw:style-name="gr16" draw:text-style-name="P1" xml:id="id63" draw:id="id63" draw:layer="layout" svg:width="2.54cm" svg:height="0.645cm" svg:x="6.08cm" svg:y="7.731cm">
          <draw:text-box>
            <text:p text:style-name="P8"><text:span text:style-name="T1">dCLK</text:span></text:p>
          </draw:text-box>
        </draw:frame>
        <draw:connector draw:style-name="gr6" draw:text-style-name="P7" draw:layer="layout" draw:type="curve" draw:line-skew="2.032cm" svg:x1="8.62cm" svg:y1="8.053cm" svg:x2="25.13cm" svg:y2="7.116cm" draw:start-shape="id63" draw:start-glue-point="1" draw:end-shape="id54" draw:end-glue-point="7" svg:d="M8620 8053c15430 0 7176-937 16510-937">
          <text:p/>
        </draw:connector>
        <draw:rect draw:style-name="gr3" draw:text-style-name="P3" xml:id="id70" draw:id="id70" draw:layer="layout" svg:width="1.27cm" svg:height="1.27cm" svg:x="19.669cm" svg:y="17.23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3" draw:text-style-name="P3" xml:id="id71" draw:id="id71" draw:layer="layout" svg:width="1.27cm" svg:height="1.27cm" svg:x="23.352cm" svg:y="17.23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3" draw:text-style-name="P3" xml:id="id72" draw:id="id72" draw:layer="layout" svg:width="1.27cm" svg:height="1.27cm" svg:x="27.035cm" svg:y="17.23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2" draw:text-style-name="P12" draw:layer="layout" svg:width="15.24cm" svg:height="1.27cm" svg:x="1cm" svg:y="11.16cm">
          <draw:text-box>
            <text:p text:style-name="P12"><text:span text:style-name="T6">OpenCPI /hdl/primitive/platforms/SyncHandshake.v</text:span></text:p>
          </draw:text-box>
        </draw:frame>
        <draw:frame draw:style-name="gr2" draw:text-style-name="P1" draw:layer="layout" svg:width="2.54cm" svg:height="0.645cm" svg:x="24.495cm" svg:y="17.236cm">
          <draw:text-box>
            <text:p text:style-name="P8"><text:span text:style-name="T1">dSyncReg2</text:span></text:p>
          </draw:text-box>
        </draw:frame>
        <draw:frame draw:style-name="gr2" draw:text-style-name="P1" draw:layer="layout" svg:width="2.286cm" svg:height="0.645cm" svg:x="28.305cm" svg:y="17.236cm">
          <draw:text-box>
            <text:p text:style-name="P8"><text:span text:style-name="T1">dLastState</text:span></text:p>
          </draw:text-box>
        </draw:frame>
        <draw:frame draw:style-name="gr2" draw:text-style-name="P1" draw:layer="layout" svg:width="2.54cm" svg:height="0.645cm" svg:x="20.812cm" svg:y="17.226cm">
          <draw:text-box>
            <text:p text:style-name="P8"><text:span text:style-name="T1">dSyncReg1</text:span></text:p>
          </draw:text-box>
        </draw:frame>
        <draw:frame draw:style-name="gr2" draw:text-style-name="P1" draw:layer="layout" svg:width="2.54cm" svg:height="0.645cm" svg:x="17.129cm" svg:y="17.236cm">
          <draw:text-box>
            <text:p text:style-name="P8"><text:span text:style-name="T1">sToggleReg</text:span></text:p>
          </draw:text-box>
        </draw:frame>
        <draw:frame draw:style-name="gr18" draw:text-style-name="P1" xml:id="id69" draw:id="id69" draw:layer="layout" svg:width="2.54cm" svg:height="0.645cm" svg:x="2.27cm" svg:y="19.786cm">
          <draw:text-box>
            <text:p text:style-name="P8"><text:span text:style-name="T1">dCLK</text:span></text:p>
          </draw:text-box>
        </draw:frame>
        <draw:connector draw:style-name="gr6" draw:text-style-name="P7" draw:layer="layout" draw:type="curve" draw:line-skew="5.334cm" svg:x1="4.81cm" svg:y1="20.108cm" svg:x2="19.669cm" svg:y2="18.252cm" draw:start-shape="id69" draw:start-glue-point="1" draw:end-shape="id70" draw:end-glue-point="7" svg:d="M4810 20108c19144 0 11715-1856 14859-1856">
          <text:p/>
        </draw:connector>
        <draw:connector draw:style-name="gr6" draw:text-style-name="P7" draw:layer="layout" draw:type="curve" draw:line-skew="7.366cm" svg:x1="4.81cm" svg:y1="20.108cm" svg:x2="23.352cm" svg:y2="18.252cm" draw:start-shape="id69" draw:start-glue-point="1" draw:end-shape="id71" draw:end-glue-point="7" svg:d="M4810 20108c24955 0 15685-1856 18542-1856">
          <text:p/>
        </draw:connector>
        <draw:connector draw:style-name="gr6" draw:text-style-name="P7" draw:layer="layout" draw:type="curve" draw:line-skew="8.255cm" svg:x1="4.81cm" svg:y1="20.108cm" svg:x2="27.035cm" svg:y2="18.252cm" draw:start-shape="id69" draw:start-glue-point="1" draw:end-shape="id72" draw:end-glue-point="7" svg:d="M4810 20108c29050 0 17938-1856 22225-1856">
          <text:p/>
        </draw:connector>
        <draw:rect draw:style-name="gr3" draw:text-style-name="P3" xml:id="id73" draw:id="id73" draw:layer="layout" svg:width="1.27cm" svg:height="1.27cm" svg:x="31.258cm" svg:y="15.96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!=</text:span></text:p>
        </draw:rect>
        <draw:frame draw:style-name="gr2" draw:text-style-name="P1" xml:id="id79" draw:id="id79" draw:layer="layout" svg:width="1.905cm" svg:height="0.645cm" svg:x="32.655cm" svg:y="15.956cm">
          <draw:text-box>
            <text:p text:style-name="P8"><text:span text:style-name="T1">dPulse</text:span></text:p>
          </draw:text-box>
        </draw:frame>
        <draw:connector draw:style-name="gr6" draw:text-style-name="P7" draw:layer="layout" draw:type="curve" draw:line-skew="0.682cm" svg:x1="28.305cm" svg:y1="17.871cm" svg:x2="31.258cm" svg:y2="16.982cm" draw:start-shape="id72" draw:end-shape="id73" draw:end-glue-point="7" svg:d="M28305 17871c3238 0 1762-889 2953-889">
          <text:p/>
        </draw:connector>
        <draw:connector draw:style-name="gr6" draw:text-style-name="P7" draw:layer="layout" draw:type="curve" draw:line-skew="0.664cm" svg:x1="27.035cm" svg:y1="17.871cm" svg:x2="31.258cm" svg:y2="16.347cm" draw:start-shape="id72" draw:start-glue-point="3" draw:end-shape="id73" draw:end-glue-point="6" svg:d="M27035 17871c244 0-1867-1524 4223-1524">
          <text:p/>
        </draw:connector>
        <draw:connector draw:style-name="gr6" draw:text-style-name="P7" draw:layer="layout" draw:type="curve" svg:x1="24.622cm" svg:y1="17.871cm" svg:x2="27.035cm" svg:y2="17.871cm" draw:start-shape="id71" draw:start-glue-point="1" draw:end-shape="id72" draw:end-glue-point="3" svg:d="M24622 17871h2413">
          <text:p/>
        </draw:connector>
        <draw:connector draw:style-name="gr6" draw:text-style-name="P7" draw:layer="layout" draw:type="curve" svg:x1="20.939cm" svg:y1="17.871cm" svg:x2="23.352cm" svg:y2="17.871cm" draw:start-shape="id70" draw:start-glue-point="1" draw:end-shape="id71" draw:end-glue-point="3" svg:d="M20939 17871h2413">
          <text:p/>
        </draw:connector>
        <draw:frame draw:style-name="gr2" draw:text-style-name="P1" xml:id="id74" draw:id="id74" draw:layer="layout" svg:width="2.54cm" svg:height="0.645cm" svg:x="2.27cm" svg:y="12.43cm">
          <draw:text-box>
            <text:p text:style-name="P8"><text:span text:style-name="T1">sRST</text:span></text:p>
          </draw:text-box>
        </draw:frame>
        <draw:connector draw:style-name="gr6" draw:text-style-name="P7" draw:layer="layout" draw:type="curve" svg:x1="4.81cm" svg:y1="12.752cm" svg:x2="20.304cm" svg:y2="17.236cm" draw:start-shape="id74" draw:start-glue-point="1" draw:end-shape="id70" draw:end-glue-point="0" svg:d="M4810 12752c10330 0 15494 1494 15494 4484">
          <text:p/>
        </draw:connector>
        <draw:connector draw:style-name="gr6" draw:text-style-name="P7" draw:layer="layout" draw:type="curve" svg:x1="4.81cm" svg:y1="12.752cm" svg:x2="23.987cm" svg:y2="17.236cm" draw:start-shape="id74" draw:start-glue-point="1" draw:end-shape="id71" draw:end-glue-point="0" svg:d="M4810 12752c12785 0 19177 1494 19177 4484">
          <text:p/>
        </draw:connector>
        <draw:connector draw:style-name="gr6" draw:text-style-name="P7" draw:layer="layout" draw:type="curve" svg:x1="4.81cm" svg:y1="12.752cm" svg:x2="27.67cm" svg:y2="17.236cm" draw:start-shape="id74" draw:start-glue-point="1" draw:end-shape="id72" draw:end-glue-point="0" svg:d="M4810 12752c15240 0 22860 1494 22860 4484">
          <text:p/>
        </draw:connector>
        <draw:rect draw:style-name="gr3" draw:text-style-name="P3" xml:id="id75" draw:id="id75" draw:layer="layout" svg:width="1.27cm" svg:height="1.27cm" svg:x="15.859cm" svg:y="17.23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20" draw:text-style-name="P1" xml:id="id78" draw:id="id78" draw:layer="layout" svg:width="2.54cm" svg:height="0.645cm" svg:x="2.27cm" svg:y="18.506cm">
          <draw:text-box>
            <text:p text:style-name="P8"><text:span text:style-name="T1">sCLK</text:span></text:p>
          </draw:text-box>
        </draw:frame>
        <draw:frame draw:style-name="gr20" draw:text-style-name="P1" xml:id="id77" draw:id="id77" draw:layer="layout" svg:width="2.54cm" svg:height="0.645cm" svg:x="2.27cm" svg:y="17.861cm">
          <draw:text-box>
            <text:p text:style-name="P8"><text:span text:style-name="T1">sEN</text:span></text:p>
          </draw:text-box>
        </draw:frame>
        <draw:rect draw:style-name="gr3" draw:text-style-name="P3" xml:id="id76" draw:id="id76" draw:layer="layout" svg:width="1.27cm" svg:height="1.27cm" svg:x="13.7cm" svg:y="15.96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6" draw:text-style-name="P7" draw:layer="layout" draw:type="curve" draw:line-skew="0cm 0.374cm -0.263cm" svg:x1="17.129cm" svg:y1="17.871cm" svg:x2="13.7cm" svg:y2="16.347cm" draw:start-shape="id75" draw:start-glue-point="1" draw:end-shape="id76" draw:end-glue-point="6" svg:d="M17129 17871c751 0 501-2032-1846-2032s-2729 508-1583 508">
          <text:p/>
        </draw:connector>
        <draw:connector draw:style-name="gr6" draw:text-style-name="P7" draw:layer="layout" draw:type="curve" svg:x1="4.81cm" svg:y1="18.183cm" svg:x2="15.859cm" svg:y2="17.871cm" draw:start-shape="id77" draw:start-glue-point="1" draw:end-shape="id75" draw:end-glue-point="3" svg:d="M4810 18183c8286 0 2762-312 11049-312">
          <text:p/>
        </draw:connector>
        <draw:connector draw:style-name="gr6" draw:text-style-name="P7" draw:layer="layout" draw:type="curve" svg:x1="4.81cm" svg:y1="18.828cm" svg:x2="15.859cm" svg:y2="18.252cm" draw:start-shape="id78" draw:start-glue-point="1" draw:end-shape="id75" draw:end-glue-point="7" svg:d="M4810 18828c8286 0 2762-576 11049-576">
          <text:p/>
        </draw:connector>
        <draw:connector draw:style-name="gr6" draw:text-style-name="P7" draw:layer="layout" draw:type="curve" svg:x1="14.97cm" svg:y1="16.601cm" svg:x2="15.859cm" svg:y2="17.617cm" draw:start-shape="id76" draw:start-glue-point="1" draw:end-shape="id75" draw:end-glue-point="6" svg:d="M14970 16601c667 0 223 1016 889 1016">
          <text:p/>
        </draw:connector>
        <draw:connector draw:style-name="gr6" draw:text-style-name="P7" draw:layer="layout" draw:type="curve" svg:x1="17.129cm" svg:y1="17.871cm" svg:x2="19.669cm" svg:y2="17.871cm" draw:start-shape="id75" draw:start-glue-point="1" draw:end-shape="id70" draw:end-glue-point="3" svg:d="M17129 17871h2540">
          <text:p/>
        </draw:connector>
        <draw:connector draw:style-name="gr6" draw:text-style-name="P7" draw:layer="layout" draw:type="curve" svg:x1="32.528cm" svg:y1="16.601cm" svg:x2="33.607cm" svg:y2="16.601cm" draw:start-shape="id73" draw:start-glue-point="1" draw:end-shape="id79" draw:end-glue-point="2" svg:d="M32528 16601h1079">
          <text:p/>
        </draw:connector>
        <draw:rect draw:style-name="gr3" draw:text-style-name="P3" xml:id="id80" draw:id="id80" draw:layer="layout" svg:width="1.27cm" svg:height="1.27cm" svg:x="15.605cm" svg:y="13.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6" draw:text-style-name="P7" draw:layer="layout" draw:type="curve" svg:x1="24.622cm" svg:y1="17.871cm" svg:x2="16.875cm" svg:y2="14.335cm" draw:start-shape="id71" draw:start-glue-point="1" draw:end-shape="id80" draw:end-glue-point="1" svg:d="M24622 17871c751 0 4625-3536-7747-3536">
          <text:p/>
        </draw:connector>
        <draw:rect draw:style-name="gr3" draw:text-style-name="P3" xml:id="id81" draw:id="id81" draw:layer="layout" svg:width="1.27cm" svg:height="1.27cm" svg:x="11.16cm" svg:y="13.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2" draw:text-style-name="P1" draw:layer="layout" svg:width="2.54cm" svg:height="0.645cm" svg:x="12.684cm" svg:y="13.573cm">
          <draw:text-box>
            <text:p text:style-name="P8"><text:span text:style-name="T1">sSyncReg1</text:span></text:p>
          </draw:text-box>
        </draw:frame>
        <draw:frame draw:style-name="gr2" draw:text-style-name="P1" draw:layer="layout" svg:width="2.54cm" svg:height="0.645cm" svg:x="7.35cm" svg:y="13.69cm">
          <draw:text-box>
            <text:p text:style-name="P8"><text:span text:style-name="T1">sSyncReg2</text:span></text:p>
          </draw:text-box>
        </draw:frame>
        <draw:connector draw:style-name="gr6" draw:text-style-name="P7" draw:layer="layout" draw:type="curve" svg:x1="15.605cm" svg:y1="14.335cm" svg:x2="12.43cm" svg:y2="14.335cm" draw:start-shape="id80" draw:start-glue-point="3" draw:end-shape="id81" svg:d="M15605 14335h-3175">
          <text:p/>
        </draw:connector>
        <draw:rect draw:style-name="gr3" draw:text-style-name="P3" xml:id="id82" draw:id="id82" draw:layer="layout" svg:width="1.27cm" svg:height="1.27cm" svg:x="5.572cm" svg:y="13.7cm">
          <draw:glue-point draw:id="4" svg:x="3cm" svg:y="5cm"/>
          <draw:glue-point draw:id="5" svg:x="-2cm" svg:y="5cm"/>
          <draw:glue-point draw:id="6" svg:x="5cm" svg:y="-2cm"/>
          <draw:glue-point draw:id="7" svg:x="5cm" svg:y="3cm"/>
          <text:p text:style-name="P9"><text:span text:style-name="T1">==</text:span></text:p>
        </draw:rect>
        <draw:connector draw:style-name="gr6" draw:text-style-name="P7" draw:layer="layout" draw:type="curve" draw:line-skew="-1.397cm" svg:x1="13.7cm" svg:y1="16.347cm" svg:x2="6.08cm" svg:y2="14.716cm" draw:start-shape="id76" draw:start-glue-point="6" svg:d="M13700 16347c-8185 0-4376-1631-7620-1631">
          <text:p/>
        </draw:connector>
        <draw:connector draw:style-name="gr6" draw:text-style-name="P7" draw:layer="layout" draw:type="curve" svg:x1="11.16cm" svg:y1="14.335cm" svg:x2="6.842cm" svg:y2="14.335cm" draw:start-shape="id81" draw:start-glue-point="3" draw:end-shape="id82" draw:end-glue-point="1" svg:d="M11160 14335h-4318">
          <text:p/>
        </draw:connector>
        <draw:frame draw:style-name="gr14" draw:text-style-name="P1" xml:id="id83" draw:id="id83" draw:layer="layout" svg:width="2.54cm" svg:height="1.433cm" svg:x="2.27cm" svg:y="14.071cm">
          <draw:text-box>
            <text:p text:style-name="P8"><text:span text:style-name="T1">SRDY</text:span></text:p>
            <text:p text:style-name="P8"><text:span text:style-name="T1">(</text:span><text:span text:style-name="T3">UNUSED</text:span><text:span text:style-name="T1">)</text:span></text:p>
          </draw:text-box>
        </draw:frame>
        <draw:connector draw:style-name="gr6" draw:text-style-name="P7" draw:layer="layout" draw:type="curve" svg:x1="5.572cm" svg:y1="14.335cm" svg:x2="4.81cm" svg:y2="14.787cm" draw:start-shape="id82" draw:start-glue-point="3" draw:end-shape="id83" draw:end-glue-point="1" svg:d="M5572 14335c-571 0-191 452-762 452">
          <text:p/>
        </draw:connector>
        <draw:connector draw:style-name="gr6" draw:text-style-name="P7" draw:layer="layout" draw:type="curve" svg:x1="4.81cm" svg:y1="18.828cm" svg:x2="11.16cm" svg:y2="14.716cm" draw:start-shape="id78" draw:start-glue-point="1" draw:end-shape="id81" draw:end-glue-point="7" svg:d="M4810 18828c4762 0 1588-4112 6350-4112">
          <text:p/>
        </draw:connector>
        <draw:connector draw:style-name="gr6" draw:text-style-name="P7" draw:layer="layout" draw:type="curve" svg:x1="4.81cm" svg:y1="18.828cm" svg:x2="15.605cm" svg:y2="14.716cm" draw:start-shape="id78" draw:start-glue-point="1" draw:end-shape="id80" draw:end-glue-point="7" svg:d="M4810 18828c8095 0 2698-4112 10795-4112">
          <text:p/>
        </draw:connector>
        <draw:connector draw:style-name="gr6" draw:text-style-name="P7" draw:layer="layout" draw:type="curve" svg:x1="4.81cm" svg:y1="12.752cm" svg:x2="11.795cm" svg:y2="13.7cm" draw:start-shape="id74" draw:start-glue-point="1" draw:end-shape="id81" draw:end-glue-point="0" svg:d="M4810 12752c4657 0 6985 316 6985 948">
          <text:p/>
        </draw:connector>
        <draw:connector draw:style-name="gr6" draw:text-style-name="P7" draw:layer="layout" draw:type="curve" svg:x1="4.81cm" svg:y1="12.752cm" svg:x2="16.24cm" svg:y2="13.7cm" draw:start-shape="id74" draw:start-glue-point="1" draw:end-shape="id80" draw:end-glue-point="0" svg:d="M4810 12752c7620 0 11430 316 11430 948">
          <text:p/>
        </draw:connector>
        <draw:connector draw:style-name="gr6" draw:text-style-name="P7" draw:layer="layout" draw:type="curve" svg:x1="4.81cm" svg:y1="12.752cm" svg:x2="16.494cm" svg:y2="17.236cm" draw:start-shape="id74" draw:start-glue-point="1" draw:end-shape="id75" draw:end-glue-point="0" svg:d="M4810 12752c7790 0 11684 1494 11684 4484">
          <text:p/>
        </draw:connector>
        <draw:frame draw:style-name="gr26" draw:text-style-name="P10" draw:layer="layout" svg:width="3.937cm" svg:height="8.509cm" svg:x="14.716cm" svg:y="11.922cm">
          <draw:text-box>
            <text:p text:style-name="P10"/>
            <text:p text:style-name="P10"/>
            <text:p text:style-name="P10"/>
            <text:p text:style-name="P10"/>
            <text:p text:style-name="P10">domain crossings</text:p>
          </draw:text-box>
        </draw:frame>
        <draw:frame draw:style-name="gr23" draw:text-style-name="P11" draw:layer="layout" svg:width="15.78cm" svg:height="1.199cm" svg:x="18.78cm" svg:y="11.16cm">
          <draw:text-box>
            <text:p text:style-name="P11"><text:span text:style-name="T5">* Transfer takes 2 dCLK to see data, sRDY recovers takes 2 dCLK + 2 sCLK </text:span></text:p>
            <text:p text:style-name="P11"><text:span text:style-name="T5">* Reset '1' so sRDY is low during reset: sSyncReg1 &amp; sSyncReg2</text:span></text:p>
          </draw:text-box>
        </draw:frame>
        <draw:frame draw:style-name="gr27" draw:text-style-name="P10" draw:layer="layout" svg:width="3.937cm" svg:height="4.953cm" svg:x="23.86cm" svg:y="2.915cm">
          <draw:text-box>
            <text:p text:style-name="P10">domain crossings</text:p>
          </draw:text-box>
        </draw:frame>
        <draw:connector draw:style-name="gr6" draw:text-style-name="P7" draw:layer="layout" draw:type="curve" svg:x1="8.62cm" svg:y1="3.862cm" svg:x2="12.43cm" svg:y2="6.988cm" draw:start-shape="id55" draw:start-glue-point="1" draw:end-shape="id66" draw:end-glue-point="6" svg:d="M8620 3862c2857 0 953 3126 3810 3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bedded embedded</meta:initial-creator>
    <meta:creation-date>2015-02-19T09:21:20</meta:creation-date>
    <dc:date>2015-04-07T10:13:01</dc:date>
    <dc:creator>embedded embedded</dc:creator>
    <meta:editing-duration>P17DT22H37M41S</meta:editing-duration>
    <meta:editing-cycles>319</meta:editing-cycles>
    <meta:generator>OpenOffice/4.1.0$Unix OpenOffice.org_project/410m18$Build-9764</meta:generator>
    <meta:printed-by>embedded embedded</meta:printed-by>
    <meta:print-date>2015-04-06T12:04:20</meta:print-date>
    <meta:document-statistic meta:object-count="212"/>
  </office:meta>
</office:document-meta>
</file>